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Helvetica" style:font-family-generic="swiss" style:font-pitch="variable" fo:font-size="12pt" fo:font-style="italic"/>
    </style:style>
    <style:style style:name="T1" style:family="text">
      <style:text-properties fo:font-family="Helvetica" style:font-family-generic="swiss" style:font-pitch="variable"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cm" svg:height="6cm" svg:x="2.223cm" svg:y="1.249cm" svg:viewBox="0 0 5001 6001" draw:points="0,6000 0,1000 5000,0 5000,6000">
          <text:p text:style-name="P2"/>
        </draw:polygon>
        <draw:frame draw:style-name="gr2" draw:text-style-name="P3" draw:layer="layout" svg:width="1.493cm" svg:height="0.729cm" svg:x="1.249cm" svg:y="7.259cm">
          <draw:text-box>
            <text:p text:style-name="P2"><text:span text:style-name="T1">(0, 0)</text:span></text:p>
          </draw:text-box>
        </draw:frame>
        <draw:frame draw:style-name="gr2" draw:text-style-name="P3" draw:layer="layout" svg:width="2.53cm" svg:height="0.729cm" svg:x="0.349cm" svg:y="1.46cm">
          <draw:text-box>
            <text:p text:style-name="P2"><text:span text:style-name="T1">(0, start_y)</text:span></text:p>
          </draw:text-box>
        </draw:frame>
        <draw:frame draw:style-name="gr2" draw:text-style-name="P3" draw:layer="layout" svg:width="2.25cm" svg:height="0.729cm" svg:x="6.25cm" svg:y="7.26cm">
          <draw:text-box>
            <text:p text:style-name="P2"><text:span text:style-name="T1">(width, 0)</text:span></text:p>
          </draw:text-box>
        </draw:frame>
        <draw:frame draw:style-name="gr2" draw:text-style-name="P3" draw:layer="layout" svg:width="3.241cm" svg:height="0.729cm" svg:x="5.75cm" svg:y="0.561cm">
          <draw:text-box>
            <text:p text:style-name="P2"><text:span text:style-name="T1">(width, final_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59cm" fo:margin-bottom="0.448cm" fo:margin-left="0.423cm" fo:margin-right="0.499cm" fo:page-width="9.5cm" fo:page-height="8.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Rhodri James</meta:initial-creator>
    <meta:creation-date>2007-12-28T13:22:40</meta:creation-date>
    <dc:creator>Rhodri James</dc:creator>
    <dc:date>2008-06-29T14:48:51</dc:date>
    <dc:language>en-GB</dc:language>
    <meta:editing-cycles>5</meta:editing-cycles>
    <meta:editing-duration>PT30M18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